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Heading_20_2">
      <style:text-properties officeooo:rsid="0030d279" officeooo:paragraph-rsid="0030d279"/>
    </style:style>
    <style:style style:name="P17" style:family="paragraph" style:parent-style-name="Text_20_body">
      <style:text-properties officeooo:rsid="00541bbd" officeooo:paragraph-rsid="00765405"/>
    </style:style>
    <style:style style:name="P18" style:family="paragraph" style:parent-style-name="Standard">
      <style:paragraph-properties fo:margin-left="0cm" fo:margin-right="0cm" fo:text-indent="0cm" style:auto-text-indent="false"/>
    </style:style>
    <style:style style:name="P19" style:family="paragraph" style:parent-style-name="Heading_20_3">
      <style:text-properties officeooo:rsid="00554752" officeooo:paragraph-rsid="00765405"/>
    </style:style>
    <style:style style:name="P20" style:family="paragraph" style:parent-style-name="Text_20_body">
      <style:text-properties officeooo:rsid="00554752" officeooo:paragraph-rsid="00765405"/>
    </style:style>
    <style:style style:name="P21" style:family="paragraph" style:parent-style-name="Text_20_body">
      <style:text-properties officeooo:rsid="00563b39" officeooo:paragraph-rsid="00765405"/>
    </style:style>
    <style:style style:name="P22"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800c9b"/>
    </style:style>
    <style:style style:name="T8" style:family="text">
      <style:text-properties officeooo:rsid="003c38e4"/>
    </style:style>
    <style:style style:name="T9" style:family="text">
      <style:text-properties officeooo:rsid="00554752"/>
    </style:style>
    <style:style style:name="T10" style:family="text">
      <style:text-properties fo:font-weight="bold"/>
    </style:style>
    <style:style style:name="T11" style:family="text">
      <style:text-properties officeooo:rsid="00541bbd"/>
    </style:style>
    <style:style style:name="T12" style:family="text">
      <style:text-properties officeooo:rsid="0057448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14"/>
      <text:p text:style-name="P14"/>
      <text:h text:style-name="P16" text:outline-level="2"><text:soft-page-break/><text:span text:style-name="T7">A</text:span>pproccio completo: TeXStudio + TeXLiv<text:span text:style-name="T8">e</text:span></text:h>
      <text:p text:style-name="P14"/>
      <text:p text:style-name="P17">Innanzitutto è importante sapere che si può scrivere anche sul blocco note o qualsiasi editor testuale, come accade per tutti i linguaggi di programmazione, <text:span text:style-name="T9">su qualsiasi sistema operativo</text:span>. Quello che serve è poi un compilatore<text:note text:id="ftn3" text:note-class="footnote"><text:note-citation>1</text:note-citation><text:note-body><text:p text:style-name="P18">Un <text:bookmark text:name="mwCw"/><text:span text:style-name="T10">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11">nel nostro caso da LaTeX a PDF</text:span></text:p><text:p text:style-name="Footnote"/></text:note-body></text:note>; <text:span text:style-name="T9">il modo di ottenerlo è diverso per ciascun sistema operativo.</text:span></text:p>
      <text:h text:style-name="P19" text:outline-level="3">Linux</text:h>
      <text:p text:style-name="P20">Quasi tutte le distribuzioni basate sul kernel Linux hanno un pacchetto minimale di TeXLive che contiene il comando ```pdflatex``` eseguibile sul terminale con la sintassi</text:p>
      <text:p text:style-name="P20">```$ pdflatex <text:s/>&lt;nome_file&gt;.tex ```</text:p>
      <text:h text:style-name="P19" text:outline-level="3">Windows e MacOS</text:h>
      <text:p text:style-name="P20">Su Windows è necessario installare TeXLive, mentre su MacOS la distribuzione corrispettiva, chiamata MacTeX. </text:p>
      <text:p text:style-name="P21">Continueremo con questo approccio nel secondo paragrafo. Prima si riporta un <text:span text:style-name="T12">metodo</text:span> più <text:s/><text:span text:style-name="T12">semplice che non richiede nessuna installazione e zero competenze informatiche.</text:span></text:p>
      <text:p text:style-name="P14"/>
      <text:p text:style-name="P14"/>
      <text:p text:style-name="P22">INSTALLAZIONE DI TEXLIVE PER OGNI SISTEMA OPERATIVO</text:p>
      <text:p text:style-name="P22">INSTALLAZIONE DI TEXSTUDIO</text:p>
      <text:p text:style-name="P22">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17T15:15:55.991335722</dc:date>
    <meta:editing-duration>P1DT10M33S</meta:editing-duration>
    <meta:editing-cycles>83</meta:editing-cycles>
    <meta:generator>LibreOffice/25.2.3.2$Linux_X86_64 LibreOffice_project/520$Build-2</meta:generator>
    <meta:document-statistic meta:table-count="0" meta:image-count="0" meta:object-count="0" meta:page-count="5" meta:paragraph-count="52" meta:word-count="1431" meta:character-count="9963" meta:non-whitespace-character-count="8586"/>
  </office:meta>
</office:document-meta>
</file>